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fd65" officeooo:paragraph-rsid="001bfd65"/>
    </style:style>
    <style:style style:name="P2" style:family="paragraph" style:parent-style-name="Standard">
      <style:text-properties officeooo:rsid="001fa553" officeooo:paragraph-rsid="001fa553"/>
    </style:style>
    <style:style style:name="P3" style:family="paragraph" style:parent-style-name="Standard">
      <style:text-properties officeooo:rsid="001ff9b8" officeooo:paragraph-rsid="001ff9b8"/>
    </style:style>
    <style:style style:name="P4" style:family="paragraph" style:parent-style-name="Standard">
      <style:text-properties officeooo:rsid="00216f5c" officeooo:paragraph-rsid="00216f5c"/>
    </style:style>
    <style:style style:name="P5" style:family="paragraph" style:parent-style-name="Standard">
      <style:text-properties officeooo:rsid="002241c2" officeooo:paragraph-rsid="002241c2"/>
    </style:style>
    <style:style style:name="T1" style:family="text">
      <style:text-properties officeooo:rsid="001fa5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étodos <text:span text:style-name="T1">BOM</text:span></text:p>
      <text:p text:style-name="P2">pageXOffset</text:p>
      <text:p text:style-name="P2">screenX</text:p>
      <text:p text:style-name="P2"/>
      <text:p text:style-name="P2">history.length</text:p>
      <text:p text:style-name="P2">history.go(1)</text:p>
      <text:p text:style-name="P2">history.back</text:p>
      <text:p text:style-name="P2">history.forward</text:p>
      <text:p text:style-name="P2"/>
      <text:p text:style-name="P2">location</text:p>
      <text:p text:style-name="P2">.hash</text:p>
      <text:p text:style-name="P2">.host</text:p>
      <text:p text:style-name="P2">.hostname</text:p>
      <text:p text:style-name="P2">.href</text:p>
      <text:p text:style-name="P2">.pathname</text:p>
      <text:p text:style-name="P2">.port</text:p>
      <text:p text:style-name="P2">.protocol</text:p>
      <text:p text:style-name="P2">.search</text:p>
      <text:p text:style-name="P1">//<text:span text:style-name="T1">métodos//</text:span></text:p>
      <text:p text:style-name="P1">.<text:span text:style-name="T1">assign(‘url’)</text:span></text:p>
      <text:p text:style-name="P1">.<text:span text:style-name="T1">reload()</text:span></text:p>
      <text:p text:style-name="P1">.<text:span text:style-name="T1">replace(‘url’)</text:span></text:p>
      <text:p text:style-name="P1"/>
      <text:p text:style-name="P2">navigator </text:p>
      <text:p text:style-name="P2">.appName</text:p>
      <text:p text:style-name="P2">.appVersion</text:p>
      <text:p text:style-name="P2">.userAgent</text:p>
      <text:p text:style-name="P2">.platform</text:p>
      <text:p text:style-name="P2">.cookieEnabled</text:p>
      <text:p text:style-name="P2">.language</text:p>
      <text:p text:style-name="P2">.mimeTypes</text:p>
      <text:p text:style-name="P2">.plugins</text:p>
      <text:p text:style-name="P2"/>
      <text:p text:style-name="P3">screen</text:p>
      <text:p text:style-name="P3">.availableWidth</text:p>
      <text:p text:style-name="P3">.availableHeight</text:p>
      <text:p text:style-name="P3">.width</text:p>
      <text:p text:style-name="P3">.height</text:p>
      <text:p text:style-name="P3"/>
      <text:p text:style-name="P3">Métodos</text:p>
      <text:p text:style-name="P3">alert()</text:p>
      <text:p text:style-name="P3">confirm()</text:p>
      <text:p text:style-name="P3">prompt()</text:p>
      <text:p text:style-name="P3">open()</text:p>
      <text:p text:style-name="P3">close()</text:p>
      <text:p text:style-name="P3">scrollTo(x,y)</text:p>
      <text:p text:style-name="P3">scrollBy(dx, dy)</text:p>
      <text:p text:style-name="P3">print()</text:p>
      <text:p text:style-name="P3"/>
      <text:p text:style-name="P4">Eventos</text:p>
      <text:p text:style-name="P4">Load</text:p>
      <text:p text:style-name="P4">Error</text:p>
      <text:p text:style-name="P4"><text:soft-page-break/>Resize</text:p>
      <text:p text:style-name="P4">Scroll</text:p>
      <text:p text:style-name="P4">Unload</text:p>
      <text:p text:style-name="P4">beforeunload</text:p>
      <text:p text:style-name="P4"/>
      <text:p text:style-name="P4">&lt;script&gt;</text:p>
      <text:p text:style-name="P4">window.addEventListener(‘load’, function(){</text:p>
      <text:p text:style-name="P4"><text:tab/><text:tab/>console.log(‘load disparado’);</text:p>
      <text:p text:style-name="P4"><text:tab/>}</text:p>
      <text:p text:style-name="P4">windo.addEventListener(‘resize’, functio(e){</text:p>
      <text:p text:style-name="P4"><text:tab/><text:tab/>console.log(‘resize disparado’);</text:p>
      <text:p text:style-name="P4"><text:tab/><text:tab/>console.log(e);</text:p>
      <text:p text:style-name="P4"><text:tab/>}</text:p>
      <text:p text:style-name="P4">windo.addEventListener(‘scroll’, functio(e){</text:p>
      <text:p text:style-name="P4"><text:tab/><text:tab/>console.log(‘scroll disparado’);</text:p>
      <text:p text:style-name="P4"><text:tab/><text:tab/>console.log(e);</text:p>
      <text:p text:style-name="P4"><text:tab/>}</text:p>
      <text:p text:style-name="P4">&lt;/script&gt;</text:p>
      <text:p text:style-name="P4"/>
      <text:p text:style-name="P5">(function(){</text:p>
      <text:p text:style-name="P5"><text:tab/>var </text:p>
      <text:p text:style-name="P5">})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0:54:43.769043023</meta:creation-date>
    <dc:date>2019-07-31T12:00:14.316646601</dc:date>
    <meta:editing-duration>PT2H13M38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2" meta:paragraph-count="66" meta:word-count="74" meta:character-count="768" meta:non-whitespace-character-count="744"/>
  </office:meta>
</office:document-meta>
</file>